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4.022cm"/>
    </style:style>
    <style:style style:name="Tabelle2.B" style:family="table-column">
      <style:table-column-properties style:column-width="6.112cm"/>
    </style:style>
    <style:style style:name="Tabelle2.C" style:family="table-column">
      <style:table-column-properties style:column-width="6.879cm"/>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style>
    <style:style style:name="Tabelle3.A" style:family="table-column">
      <style:table-column-properties style:column-width="5.45cm"/>
    </style:style>
    <style:style style:name="Tabelle3.B" style:family="table-column">
      <style:table-column-properties style:column-width="5.883cm"/>
    </style:style>
    <style:style style:name="Tabelle3.C" style:family="table-column">
      <style:table-column-properties style:column-width="5.68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5.667cm" style:rel-column-width="2184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paragraph-properties fo:text-align="center"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text-align="center" style:justify-single-word="false"/>
      <style:text-properties fo:font-size="14pt" style:text-underline-style="none" fo:font-weight="bold" style:font-size-asian="12.25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style:font-size-asian="10.5pt" style:font-size-complex="12pt"/>
    </style:style>
    <style:style style:name="P12" style:family="paragraph" style:parent-style-name="Standard" style:list-style-name="L1">
      <style:text-properties style:text-underline-style="none"/>
    </style:style>
    <style:style style:name="P13" style:family="paragraph" style:parent-style-name="Standard" style:list-style-name="L2">
      <style:text-properties style:text-underline-style="none"/>
    </style:style>
    <style:style style:name="P14" style:family="paragraph" style:parent-style-name="Standard" style:list-style-name="L3">
      <style:text-properties style:text-underline-style="none"/>
    </style:style>
    <style:style style:name="P15" style:family="paragraph" style:parent-style-name="Standard" style:list-style-name="L4">
      <style:text-properties style:text-underline-style="none"/>
    </style:style>
    <style:style style:name="P16" style:family="paragraph" style:parent-style-name="Standard" style:list-style-name="L7">
      <style:text-properties style:text-underline-style="none"/>
    </style:style>
    <style:style style:name="P17" style:family="paragraph" style:parent-style-name="Standard" style:list-style-name="L8">
      <style:paragraph-properties fo:text-align="start" style:justify-single-word="false"/>
      <style:text-properties style:text-underline-style="none" fo:font-weight="normal" style:font-weight-asian="normal" style:font-weight-complex="normal"/>
    </style:style>
    <style:style style:name="P18" style:family="paragraph" style:parent-style-name="Standard" style:list-style-name="L9">
      <style:paragraph-properties fo:text-align="start" style:justify-single-word="false"/>
      <style:text-properties style:text-underline-style="none" fo:font-weight="normal" style:font-weight-asian="normal" style:font-weight-complex="normal"/>
    </style:style>
    <style:style style:name="P19" style:family="paragraph" style:parent-style-name="Standard" style:list-style-name="L10">
      <style:paragraph-properties fo:text-align="start" style:justify-single-word="false"/>
      <style:text-properties style:text-underline-style="none" fo:font-weight="normal" style:font-weight-asian="normal" style:font-weight-complex="normal"/>
    </style:style>
    <style:style style:name="P20" style:family="paragraph" style:parent-style-name="Standard" style:list-style-name="L11">
      <style:paragraph-properties fo:text-align="start" style:justify-single-word="false"/>
      <style:text-properties style:text-underline-style="none" fo:font-weight="normal" style:font-weight-asian="normal" style:font-weight-complex="normal"/>
    </style:style>
    <style:style style:name="P21" style:family="paragraph" style:parent-style-name="Standard" style:list-style-name="L12">
      <style:paragraph-properties fo:text-align="start" style:justify-single-word="false"/>
      <style:text-properties style:text-underline-style="none" fo:font-weight="normal" style:font-weight-asian="normal" style:font-weight-complex="normal"/>
    </style:style>
    <style:style style:name="P22"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3" style:family="paragraph" style:parent-style-name="Standard" style:list-style-name="L13">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4" style:family="paragraph" style:parent-style-name="Standard" style:list-style-name="L1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5" style:family="paragraph" style:parent-style-name="Standard" style:list-style-name="L15">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6" style:family="paragraph" style:parent-style-name="Standard" style:list-style-name="L16">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9" style:family="paragraph" style:parent-style-name="Table_20_Contents" style:list-style-name="L5"/>
    <style:style style:name="P30" style:family="paragraph" style:parent-style-name="Table_20_Contents" style:list-style-name="L6"/>
    <style:style style:name="P31" style:family="paragraph" style:parent-style-name="Table_20_Contents">
      <style:paragraph-properties fo:text-align="start" style:justify-single-word="false"/>
      <style:text-properties fo:font-size="12pt" style:font-size-asian="10.5pt" style:font-size-complex="12pt"/>
    </style:style>
    <style:style style:name="P32" style:family="paragraph">
      <style:paragraph-properties fo:text-align="center"/>
    </style:style>
    <style:style style:name="P33" style:family="paragraph">
      <style:paragraph-properties fo:text-align="center"/>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font-name="Liberation Serif" fo:font-size="12pt" fo:font-style="normal" fo:font-weight="normal" style:font-name-asian="Liberation Serif" style:font-size-asian="12pt" style:font-style-asian="normal" style:font-weight-asian="normal" style:font-name-complex="Liberation Serif"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fangstermin <text:s/>→ <text:s/>Durchlaufzeit <text:s/>→ <text:s/>Endtermin</text:p>
      <text:p text:style-name="Standard"><text:tab/>→ Die Zeitachse wird durch den Auftraggeber vorgegeben</text:p>
      <text:p text:style-name="Standard"/>
      <text:p text:style-name="Standard"><text:s/>Die Durchlaufzeit und Termine werden bestimmt durch:</text:p>
      <text:p text:style-name="Standard"><text:tab/><text:tab/>→ die Planung der Aktivitäten</text:p>
      <text:p text:style-name="Standard"><text:tab/><text:tab/>→ marktpolitische Bedingungen</text:p>
      <text:p text:style-name="Standard"><text:tab/><text:tab/>→ betriebswirtschaftliche Bedingungen</text:p>
      <text:p text:style-name="Standard"><text:tab/><text:tab/>→ Aufwandsgrenzen</text:p>
      <text:p text:style-name="Standard"/>
      <text:p text:style-name="P1">Projektauslöser:</text:p>
      <text:list xml:id="list311777168" text:style-name="L1">
        <text:list-item>
          <text:p text:style-name="P12">Organisatorische Probleme</text:p>
          <text:list>
            <text:list-header>
              <text:p text:style-name="P12">→ Probleme im innerbetrieblichen Informationsfluss</text:p>
            </text:list-header>
          </text:list>
        </text:list-item>
        <text:list-item>
          <text:p text:style-name="P12">Technische Probleme</text:p>
          <text:list>
            <text:list-header>
              <text:p text:style-name="P12">→ störanfällige Systemkomponenten </text:p>
              <text:p text:style-name="P12">→ zu hoher Wartungsaufwand</text:p>
            </text:list-header>
          </text:list>
        </text:list-item>
        <text:list-item>
          <text:p text:style-name="P12">Wirtschaftliche Probleme</text:p>
          <text:list>
            <text:list-header>
              <text:p text:style-name="P12">→ Rationalisierungszwang</text:p>
              <text:p text:style-name="P12">→ hoher Kostendruck</text:p>
              <text:p text:style-name="P12">→ sinkender Umsatz</text:p>
            </text:list-header>
          </text:list>
        </text:list-item>
        <text:list-item>
          <text:p text:style-name="P12">Marktbezogene Entwicklung</text:p>
          <text:list>
            <text:list-header>
              <text:p text:style-name="P12">→ verschärfte Konkurrenz</text:p>
              <text:p text:style-name="P12">→ Wettbewerbsdruck</text:p>
            </text:list-header>
          </text:list>
        </text:list-item>
        <text:list-item>
          <text:p text:style-name="P12">Innovation/Neue Ideen</text:p>
          <text:list>
            <text:list-header>
              <text:p text:style-name="P12">→ Neue Entwicklungen</text:p>
            </text:list-header>
          </text:list>
        </text:list-item>
        <text:list-item>
          <text:p text:style-name="P12">Controlling-Ergebnisse</text:p>
        </text:list-item>
      </text:list>
      <text:p text:style-name="P2"/>
      <text:p text:style-name="P1">Vorstudie:</text:p>
      <text:p text:style-name="P2">Eine Vorstudie dient dazu, die projektauslösenden Probleme näher zu betrachten. Es sind Ziele zu bestimmen die mit der Durchführung des Projektes erreicht werden sollen.</text:p>
      <text:p text:style-name="P2"/>
      <text:p text:style-name="P2"><draw:rect text:anchor-type="paragraph" draw:z-index="0" draw:style-name="gr1" draw:text-style-name="P32" svg:width="4.001cm" svg:height="1.5cm" svg:x="1.187cm" svg:y="0.042cm"><text:p text:style-name="P32">Lokalisierung </text:p><text:p text:style-name="P32">und Analyse</text:p><text:p text:style-name="P32">der Probleme</text:p></draw:rect><draw:rect text:anchor-type="paragraph" draw:z-index="1" draw:style-name="gr1" draw:text-style-name="P32" svg:width="4.001cm" svg:height="1.5cm" svg:x="6.188cm" svg:y="0.079cm"><text:p text:style-name="P32">Festlegung</text:p><text:p text:style-name="P32">Von Zielen</text:p></draw:rect><draw:rect text:anchor-type="paragraph" draw:z-index="2" draw:style-name="gr1" draw:text-style-name="P32" svg:width="4.001cm" svg:height="1.5cm" svg:x="11.188cm" svg:y="0.079cm"><text:p text:style-name="P32">Prüfung und</text:p><text:p text:style-name="P32">Bewertung von</text:p><text:p text:style-name="P32">Lösungsalternativen</text:p></draw:rect></text:p>
      <text:p text:style-name="P2"/>
      <text:p text:style-name="P2"/>
      <text:p text:style-name="P2"><draw:rect text:anchor-type="paragraph" draw:z-index="3" draw:style-name="gr1" draw:text-style-name="P32" svg:width="4.001cm" svg:height="1.5cm" svg:x="1.187cm" svg:y="1.081cm"><text:p text:style-name="P32">Prüfung des </text:p><text:p text:style-name="P32">Zeitbedarfs</text:p></draw:rect><draw:line text:anchor-type="paragraph" draw:z-index="9" draw:style-name="gr3" draw:text-style-name="P32" svg:x1="5.188cm" svg:y1="0.081cm" svg:x2="6.188cm" svg:y2="1.081cm"><text:p/></draw:line><draw:line text:anchor-type="paragraph" draw:z-index="11" draw:style-name="gr3" draw:text-style-name="P32" svg:x1="11.188cm" svg:y1="0.118cm" svg:x2="10.188cm" svg:y2="1.081cm"><text:p/></draw:line><draw:line text:anchor-type="paragraph" draw:z-index="13" draw:style-name="gr3" draw:text-style-name="P32" svg:x1="8.142cm" svg:y1="0.118cm" svg:x2="8.142cm" svg:y2="1.081cm"><text:p/></draw:line></text:p>
      <text:p text:style-name="P2"/>
      <text:p text:style-name="P2"><draw:rect text:anchor-type="paragraph" draw:z-index="4" draw:style-name="gr1" draw:text-style-name="P32" svg:width="4.001cm" svg:height="1.5cm" svg:x="11.188cm" svg:y="0.108cm"><text:p text:style-name="P32">Prüfung des</text:p><text:p text:style-name="P32">Bedarfs ab</text:p><text:p text:style-name="P32">IT-Unterstützung</text:p></draw:rect><draw:custom-shape text:anchor-type="paragraph" draw:z-index="8" draw:style-name="gr2" draw:text-style-name="P33" svg:width="4.001cm" svg:height="1.5cm" svg:x="6.188cm" svg:y="0.108cm"><text:p text:style-name="P32"><text:span text:style-name="T1">Vorstudi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line text:anchor-type="paragraph" draw:z-index="15" draw:style-name="gr3" draw:text-style-name="P32" svg:x1="11.188cm" svg:y1="0.395cm" svg:x2="10.188cm" svg:y2="0.395cm"><text:p/></draw:line><draw:line text:anchor-type="paragraph" draw:z-index="16" draw:style-name="gr3" draw:text-style-name="P32" svg:x1="5.188cm" svg:y1="0.369cm" svg:x2="6.188cm" svg:y2="0.369cm"><text:p/></draw:line></text:p>
      <text:p text:style-name="P2"/>
      <text:p text:style-name="P2"><draw:rect text:anchor-type="paragraph" draw:z-index="5" draw:style-name="gr1" draw:text-style-name="P32" svg:width="4.001cm" svg:height="1.5cm" svg:x="11.188cm" svg:y="1.147cm"><text:p text:style-name="P32">Abwägung von</text:p><text:p text:style-name="P32">Kosten und Nutzen</text:p></draw:rect><draw:rect text:anchor-type="paragraph" draw:z-index="6" draw:style-name="gr1" draw:text-style-name="P32" svg:width="4.001cm" svg:height="1.5cm" svg:x="6.188cm" svg:y="1.147cm"><text:p text:style-name="P32">Erstellen eines</text:p><text:p text:style-name="P32">Projektantrages</text:p></draw:rect><draw:rect text:anchor-type="paragraph" draw:z-index="7" draw:style-name="gr1" draw:text-style-name="P32" svg:width="4.001cm" svg:height="1.5cm" svg:x="1.187cm" svg:y="1.147cm"><text:p text:style-name="P32">Prüfung des</text:p><text:p text:style-name="P32">Personalbedarfs</text:p></draw:rect><draw:line text:anchor-type="paragraph" draw:z-index="10" draw:style-name="gr3" draw:text-style-name="P32" svg:x1="5.188cm" svg:y1="1.146cm" svg:x2="6.188cm" svg:y2="0.146cm"><text:p/></draw:line><draw:line text:anchor-type="paragraph" draw:z-index="12" draw:style-name="gr3" draw:text-style-name="P32" svg:x1="11.188cm" svg:y1="1.146cm" svg:x2="10.188cm" svg:y2="0.146cm"><text:p/></draw:line><draw:line text:anchor-type="paragraph" draw:z-index="14" draw:style-name="gr3" draw:text-style-name="P32" svg:x1="8.142cm" svg:y1="1.146cm" svg:x2="8.142cm" svg:y2="0.146cm"><text:p/></draw:line></text:p>
      <text:p text:style-name="P2"/>
      <text:p text:style-name="P2"/>
      <text:p text:style-name="P2"/>
      <text:p text:style-name="P2"/>
      <text:p text:style-name="P2"/>
      <text:p text:style-name="P2">1.) Lokalisierung und Analyse der Probleme</text:p>
      <text:p text:style-name="P2"><text:tab/>Bestehende Probleme genauer definieren und lokalisieren. </text:p>
      <text:p text:style-name="P2"><text:tab/>typische Fragestellungen:</text:p>
      <text:list xml:id="list1268545153" text:style-name="L2">
        <text:list-item>
          <text:list>
            <text:list-item>
              <text:list>
                <text:list-item>
                  <text:p text:style-name="P13">Welche Probleme?</text:p>
                </text:list-item>
                <text:list-item>
                  <text:p text:style-name="P13">Wo tritt der Fehler auf?</text:p>
                </text:list-item>
                <text:list-item>
                  <text:p text:style-name="P13">Wann/wodurch tritt der Fehler auf?</text:p>
                </text:list-item>
                <text:list-item>
                  <text:p text:style-name="P13">Wer ist von dem Problem betroffen?</text:p>
                </text:list-item>
              </text:list>
            </text:list-item>
          </text:list>
        </text:list-item>
      </text:list>
      <text:p text:style-name="P2"><text:soft-page-break/>2.) Festlegungen von Zielen</text:p>
      <text:p text:style-name="P2"><text:tab/>Die Analyse projektauslösender Probleme führt zu konkreten Zielsetzungen, die über </text:p>
      <text:p text:style-name="P2"><text:tab/>Projekte zu realisieren sind. Da Projekte die Unternehmensentwicklung und damit den </text:p>
      <text:p text:style-name="P2"><text:tab/>Unternehmenserfolg beeinflussen, werden die Ziele in der Regel <text:span text:style-name="T1">von der </text:span></text:p>
      <text:p text:style-name="P2"><text:span text:style-name="T1"><text:tab/>Unternehmensleitung festgelegt</text:span> oder eng mit ihr abgestimmt.<text:tab/></text:p>
      <text:p text:style-name="P2"/>
      <text:p text:style-name="P2">Bei der Beschreibung von Zielen unterscheidet man:</text:p>
      <table:table table:name="Tabelle1" table:style-name="Tabelle1">
        <table:table-column table:style-name="Tabelle1.A"/>
        <table:table-column table:style-name="Tabelle1.B"/>
        <table:table-row>
          <table:table-cell table:style-name="Tabelle1.A1" office:value-type="string">
            <text:p text:style-name="P2">Ablauforganisatorische Ziele:</text:p>
          </table:table-cell>
          <table:table-cell table:style-name="Tabelle1.B1" office:value-type="string">
            <text:list xml:id="list310324155" text:style-name="L3">
              <text:list-item>
                <text:p text:style-name="P14">Vereinfachung der Arbeitsabläufe</text:p>
              </text:list-item>
              <text:list-item>
                <text:p text:style-name="P14">Minimierung der Durchlaufzeiten</text:p>
              </text:list-item>
              <text:list-item>
                <text:p text:style-name="P14">Entfernen unnötiger Arbeitschritte</text:p>
              </text:list-item>
            </text:list>
          </table:table-cell>
        </table:table-row>
        <table:table-row>
          <table:table-cell table:style-name="Tabelle1.A2" office:value-type="string">
            <text:p text:style-name="Table_20_Contents">Aufbauorganisatorische Ziele:</text:p>
          </table:table-cell>
          <table:table-cell table:style-name="Tabelle1.B2" office:value-type="string">
            <text:list xml:id="list414606123" text:style-name="L4">
              <text:list-item>
                <text:p text:style-name="P15">Abbau von tief gegliederten Hierarchien</text:p>
              </text:list-item>
              <text:list-item>
                <text:p text:style-name="P15">Verbesserung der Teamarbeit (Eigenverantwortung)</text:p>
              </text:list-item>
              <text:list-item>
                <text:p text:style-name="P15">Steigerung der Arbeitsproduktivität</text:p>
              </text:list-item>
            </text:list>
          </table:table-cell>
        </table:table-row>
        <table:table-row>
          <table:table-cell table:style-name="Tabelle1.A2" office:value-type="string">
            <text:p text:style-name="Table_20_Contents">Wirtschaftliche Ziele:</text:p>
          </table:table-cell>
          <table:table-cell table:style-name="Tabelle1.B2" office:value-type="string">
            <text:list xml:id="list2073332565" text:style-name="L5">
              <text:list-item>
                <text:p text:style-name="P29">Kostenminimierung</text:p>
              </text:list-item>
              <text:list-item>
                <text:p text:style-name="P29">Verbesserung der Wirtschaftlichkeit</text:p>
              </text:list-item>
              <text:list-item>
                <text:p text:style-name="P29">Verbesserung der Wettbewerbsfähigkeit</text:p>
              </text:list-item>
            </text:list>
          </table:table-cell>
        </table:table-row>
        <table:table-row>
          <table:table-cell table:style-name="Tabelle1.A2" office:value-type="string">
            <text:p text:style-name="Table_20_Contents">IT-bezogene Ziele:</text:p>
          </table:table-cell>
          <table:table-cell table:style-name="Tabelle1.B2" office:value-type="string">
            <text:list xml:id="list846636867" text:style-name="L6">
              <text:list-item>
                <text:p text:style-name="P30">Anpassung der IT-Systeme an die Geschäftsprozesse</text:p>
              </text:list-item>
              <text:list-item>
                <text:p text:style-name="P30">Verbesserung der Informationsversorgung</text:p>
              </text:list-item>
            </text:list>
          </table:table-cell>
        </table:table-row>
      </table:table>
      <text:p text:style-name="P2"><text:tab/></text:p>
      <text:p text:style-name="P2">Zielformulierungen sollten...</text:p>
      <text:list xml:id="list230811879" text:style-name="L7">
        <text:list-item>
          <text:p text:style-name="P16">realistisch</text:p>
        </text:list-item>
        <text:list-item>
          <text:p text:style-name="P16">vollständig</text:p>
        </text:list-item>
        <text:list-item>
          <text:p text:style-name="P16">kontrollierbar</text:p>
        </text:list-item>
        <text:list-item>
          <text:p text:style-name="P16">widerspruchsfrei</text:p>
        </text:list-item>
      </text:list>
      <text:p text:style-name="P2"><text:tab/><text:tab/><text:tab/><text:tab/>...sein. </text:p>
      <text:p text:style-name="P2"/>
      <text:p text:style-name="Standard"><text:span text:style-name="T2">3.) </text:span><text:span text:style-name="T3">Prüfung und Bewertung von Lösungsalternativen:</text:span></text:p>
      <text:p text:style-name="P2"><text:tab/>Die Vorstudie dient dazu Lösungsalternativen zu diskutieren und mit ihren Vor- und </text:p>
      <text:p text:style-name="P2"><text:tab/>Nachteilen abzuwägen.</text:p>
      <text:p text:style-name="P3">Lösungsalternativen</text:p>
      <text:p text:style-name="P4">Grundsätzlich bieten sich für die Realisierung von Problemlösungen folgende </text:p>
      <text:p text:style-name="P4">Softwarestrategien an:</text:p>
      <text:p text:style-name="P4"><draw:custom-shape text:anchor-type="paragraph" draw:z-index="17" draw:style-name="gr4" svg:width="4.001cm" svg:height="1.5cm" svg:x="5.38cm" svg:y="0.22cm"><text:p>Software</text:p><draw:enhanced-geometry svg:viewBox="0 0 21600 21600" draw:type="rectangle" draw:enhanced-path="M 0 0 L 21600 0 21600 21600 0 21600 0 0 Z N"/></draw:custom-shape></text:p>
      <text:p text:style-name="P4"><draw:custom-shape text:anchor-type="paragraph" draw:z-index="21" draw:style-name="gr4" svg:width="4.001cm" svg:height="1.5cm" svg:x="11.169cm" svg:y="4.736cm"><text:p><text:s text:c="7"/>Kauf von</text:p><text:p>Individualsoftware</text:p><draw:enhanced-geometry svg:viewBox="0 0 21600 21600" draw:type="rectangle" draw:enhanced-path="M 0 0 L 21600 0 21600 21600 0 21600 0 0 Z N"/></draw:custom-shape><draw:line text:anchor-type="paragraph" draw:z-index="25" draw:style-name="gr5" draw:text-style-name="P32" svg:x1="11.643cm" svg:y1="3.785cm" svg:x2="11.643cm" svg:y2="4.785cm"><text:p/></draw:line><draw:line text:anchor-type="paragraph" draw:z-index="24" draw:style-name="gr5" draw:text-style-name="P32" svg:x1="8.855cm" svg:y1="3.785cm" svg:x2="8.855cm" svg:y2="4.785cm"><text:p/></draw:line><draw:line text:anchor-type="paragraph" draw:z-index="23" draw:style-name="gr5" draw:text-style-name="P32" svg:x1="8.67cm" svg:y1="1.235cm" svg:x2="8.67cm" svg:y2="2.235cm"><text:p/></draw:line><draw:line text:anchor-type="paragraph" draw:z-index="22" draw:style-name="gr5" draw:text-style-name="P32" svg:x1="5.854cm" svg:y1="1.259cm" svg:x2="5.854cm" svg:y2="2.259cm"><text:p/></draw:line><draw:custom-shape text:anchor-type="paragraph" draw:z-index="20" draw:style-name="gr4" svg:width="4.001cm" svg:height="1.5cm" svg:x="5.83cm" svg:y="4.789cm"><text:p><text:s text:c="6"/>Kauf von</text:p><text:p>Standardsoftware</text:p><draw:enhanced-geometry svg:viewBox="0 0 21600 21600" draw:type="rectangle" draw:enhanced-path="M 0 0 L 21600 0 21600 21600 0 21600 0 0 Z N"/></draw:custom-shape><draw:custom-shape text:anchor-type="paragraph" draw:z-index="19" draw:style-name="gr4" svg:width="4.001cm" svg:height="1.5cm" svg:x="2.406cm" svg:y="2.26cm"><text:p>Eigenentwicklung</text:p><text:p><text:s text:c="9"/>Make</text:p><draw:enhanced-geometry svg:viewBox="0 0 21600 21600" draw:type="rectangle" draw:enhanced-path="M 0 0 L 21600 0 21600 21600 0 21600 0 0 Z N"/></draw:custom-shape><draw:custom-shape text:anchor-type="paragraph" draw:z-index="18" draw:style-name="gr4" svg:width="4.001cm" svg:height="1.5cm" svg:x="8.221cm" svg:y="2.286cm"><text:p>Fremdentwicklung</text:p><text:p><text:s text:c="11"/>Buy</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P9">Alternative</text:p>
          </table:table-cell>
          <table:table-cell table:style-name="Tabelle2.A1" office:value-type="string">
            <text:p text:style-name="P9">Vorteile </text:p>
          </table:table-cell>
          <table:table-cell table:style-name="Tabelle2.C1" office:value-type="string">
            <text:p text:style-name="P9">Nachteile</text:p>
          </table:table-cell>
        </table:table-row>
        <table:table-row>
          <table:table-cell table:style-name="Tabelle2.A2" office:value-type="string">
            <text:p text:style-name="P9">1. Eigenentwicklung</text:p>
          </table:table-cell>
          <table:table-cell table:style-name="Tabelle2.A2" office:value-type="string">
            <text:p text:style-name="P9">→ Sehr gute Anpassungs-</text:p>
            <text:p text:style-name="P9"><text:s text:c="5"/>fähigkeit an die jeweiligen</text:p>
            <text:p text:style-name="P9"><text:s text:c="5"/>betrieblichen Bedürfnisse </text:p>
            <text:p text:style-name="P9"><text:s text:c="5"/>und Wünsche</text:p>
            <text:p text:style-name="P9">→ Chance, eigene Entwicklungen </text:p>
            <text:p text:style-name="P9"><text:s text:c="5"/>als Marktvorteil zu nutzen</text:p>
            <text:p text:style-name="P9">→ Softwareumfang deckt sich</text:p>
            <text:p text:style-name="P9"><text:s text:c="5"/>genau mit den gestellten</text:p>
            <text:p text:style-name="P9"><text:s text:c="5"/>Anforderungen</text:p>
            <text:p text:style-name="P9">→ Unabhängigkeit von <text:s/></text:p>
            <text:p text:style-name="P9"><text:s text:c="5"/>Softwarelieferanten, der <text:s/></text:p>
            <text:p text:style-name="P9"><text:s text:c="5"/>Betrieb muss sich nicht fest <text:s/></text:p>
            <text:p text:style-name="P9"><text:s text:c="5"/>vorgegebenen</text:p>
            <text:p text:style-name="P9"><text:s text:c="5"/>Organisationsformen anpassen</text:p>
            <text:p text:style-name="P9">→ Größere Flexibilität bei <text:s/></text:p>
            <text:p text:style-name="P9"><text:s text:c="5"/>Programmänderungen; Up- </text:p>
            <text:p text:style-name="P9"><text:s text:c="5"/>Dates bestimmt der Betrieb, <text:s/></text:p>
            <text:p text:style-name="P9"><text:s text:c="5"/>nicht der Softwarelieferant</text:p>
            <text:p text:style-name="P9">→ Preiswerte Wartung im <text:s/></text:p>
            <text:p text:style-name="P9"><text:s text:c="5"/>eigenen Hause sichert <text:s/></text:p>
            <text:p text:style-name="P9"><text:s text:c="5"/>kontinuierlicher </text:p>
            <text:p text:style-name="P9"><text:s text:c="5"/>Weiterentwicklung</text:p>
            <text:p text:style-name="P9">→ Erwerb und </text:p>
            <text:p text:style-name="P9"><text:s text:c="5"/>Weiterentwicklung von </text:p>
            <text:p text:style-name="P9"><text:s text:c="5"/>Programmier-Know-How</text:p>
          </table:table-cell>
          <table:table-cell table:style-name="Tabelle2.C2" office:value-type="string">
            <text:p text:style-name="P9">→ Relativ lange Entwicklungszeiten</text:p>
            <text:p text:style-name="P9">→ Aufblähung des IT-Budgets </text:p>
            <text:p text:style-name="P9"><text:s text:c="5"/>durch personalkostenintensive </text:p>
            <text:p text:style-name="P9"><text:s text:c="5"/>Entwicklung und Pflege</text:p>
            <text:p text:style-name="P9">→ Volle Auslastung der vorhandenen <text:s/></text:p>
            <text:p text:style-name="P9"><text:s text:c="5"/>Programmierer nicht immer </text:p>
            <text:p text:style-name="P9"><text:s text:c="5"/>gewährleistet</text:p>
            <text:p text:style-name="P9">→ Abhängigkeit von den </text:p>
            <text:p text:style-name="P9"><text:s text:c="5"/>Programmierern und deren </text:p>
            <text:p text:style-name="P9"><text:s text:c="5"/>Vorlieben für bestimmte </text:p>
            <text:p text:style-name="P9"><text:s text:c="5"/>Programmiersprachen</text:p>
            <text:p text:style-name="P9">→ Die Qualität der Software erreicht <text:s/></text:p>
            <text:p text:style-name="P9"><text:s text:c="5"/>nicht immer die von professioneller </text:p>
            <text:p text:style-name="P9"><text:s text:c="5"/>und ausgereifter Standardsoftware</text:p>
            <text:p text:style-name="P9">→ Programmdokumentation ist nicht </text:p>
            <text:p text:style-name="P9"><text:s text:c="5"/>immer vollständig oder aktuell</text:p>
          </table:table-cell>
        </table:table-row>
      </table:table>
      <text:p text:style-name="P4"/>
      <table:table table:name="Tabelle3" table:style-name="Tabelle3">
        <table:table-column table:style-name="Tabelle3.A"/>
        <table:table-column table:style-name="Tabelle3.B"/>
        <table:table-column table:style-name="Tabelle3.C"/>
        <table:table-row>
          <table:table-cell table:style-name="Tabelle3.A1" office:value-type="string">
            <text:p text:style-name="P9">Alternative</text:p>
          </table:table-cell>
          <table:table-cell table:style-name="Tabelle3.A1" office:value-type="string">
            <text:p text:style-name="P9">Vorteile</text:p>
          </table:table-cell>
          <table:table-cell table:style-name="Tabelle3.C1" office:value-type="string">
            <text:p text:style-name="P9">Nachteile </text:p>
          </table:table-cell>
        </table:table-row>
        <table:table-row>
          <table:table-cell table:style-name="Tabelle3.A2" table:number-rows-spanned="2" office:value-type="string">
            <text:p text:style-name="P9">2. Fremdentwicklung:</text:p>
            <text:p text:style-name="P9"><text:s text:c="4"/>Kauf von Standardsoftware</text:p>
            <text:p text:style-name="P9"><text:s text:c="4"/></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4"/>Kauf von Individual-</text:p>
            <text:p text:style-name="P9"><text:s text:c="4"/>software, z.B. über ein </text:p>
            <text:p text:style-name="P9"><text:s text:c="4"/>Systemhaus</text:p>
          </table:table-cell>
          <table:table-cell table:style-name="Tabelle3.A2" office:value-type="string">
            <text:p text:style-name="P9">→ Relativ preiswerte </text:p>
            <text:p text:style-name="P9"><text:s text:c="5"/>Beschaffung</text:p>
            <text:p text:style-name="P9">→ Sofortige Verfügbarkeit</text:p>
            <text:p text:style-name="P9">→ Einsparung von </text:p>
            <text:p text:style-name="P9"><text:s text:c="5"/>Personalkosten</text:p>
            <text:p text:style-name="P9">→ Ausgereifte, im praktischen </text:p>
            <text:p text:style-name="P9"><text:s text:c="5"/>Einsatz bewährte Programme</text:p>
            <text:p text:style-name="P9">→ Hohe Qualität und </text:p>
            <text:p text:style-name="P9"><text:s text:c="5"/>Benutzerfreundlichkeit der </text:p>
            <text:p text:style-name="P9"><text:s text:c="5"/>Software </text:p>
            <text:p text:style-name="P9">→ Garantierte fortlaufende </text:p>
            <text:p text:style-name="P9"><text:s text:c="5"/>Pflege der Software </text:p>
            <text:p text:style-name="P9">→ Möglichkeit individueller </text:p>
            <text:p text:style-name="P9"><text:s text:c="5"/>Programmanpassungen</text:p>
            <text:p text:style-name="P9">→ Umfassende </text:p>
            <text:p text:style-name="P9"><text:s text:c="5"/>Programmdokumentation</text:p>
          </table:table-cell>
          <table:table-cell table:style-name="Tabelle3.C2" office:value-type="string">
            <text:p text:style-name="P9">→ Abhängigkeit vom Hersteller und von dessen Produktionsstrategie</text:p>
            <text:p text:style-name="P9">→ Der Funktionsumfang ist oft größer als der tatsächlich erforderliche, sodass ungenutzte Funktionen mitfinanziert werden</text:p>
            <text:p text:style-name="P9">→ Änderungen, Erweiterungen oder Fehlerbereinigungen liegen in der Hand des Softwareherstellers</text:p>
            <text:p text:style-name="P9">→ Softwarewartungsvertrag erhöht die Softwarekosten</text:p>
            <text:p text:style-name="P9"/>
            <text:p text:style-name="P9"/>
          </table:table-cell>
        </table:table-row>
        <table:table-row>
          <table:covered-table-cell/>
          <table:table-cell table:style-name="Tabelle3.A2" office:value-type="string">
            <text:p text:style-name="P9"/>
          </table:table-cell>
          <table:table-cell table:style-name="Tabelle3.C2" office:value-type="string">
            <text:p text:style-name="P9"/>
          </table:table-cell>
        </table:table-row>
      </table:table>
      <text:p text:style-name="P4"/>
      <text:p text:style-name="P4"/>
      <text:p text:style-name="P4"/>
      <text:p text:style-name="P4"><text:soft-page-break/></text:p>
      <text:p text:style-name="P4"/>
      <text:p text:style-name="P4">4.) Zeitplanung</text:p>
      <text:p text:style-name="P4">Der zeitliche Aspekt ist von Bedeutung, wenn Ergebnisse eines Projektes</text:p>
      <text:p text:style-name="P4"><text:tab/>1. termingebunden sind</text:p>
      <text:p text:style-name="P4"><text:tab/><text:tab/>z.B.: Baubeginn für Fördermittel, Messetermin</text:p>
      <text:p text:style-name="P4"><text:tab/>2. am Projekt mitwirkende Personen nur zeitlich begrenzt zur Verfügung stehen</text:p>
      <text:p text:style-name="P4"><text:tab/><text:tab/>z.B.: Leiharbeiter, Freie Mitarbeiter</text:p>
      <text:p text:style-name="P4"><text:tab/>3. saisonale Aspekte eine Rolle spielen</text:p>
      <text:p text:style-name="P4"><text:tab/><text:tab/>z.B.: Erntearbeiter </text:p>
      <text:p text:style-name="P4"><text:tab/>4. finanzielle Mittel zeitlich gebunden sind</text:p>
      <text:p text:style-name="P4"><text:tab/><text:tab/>z.B.: Fördermittel, Jahresbudget</text:p>
      <text:p text:style-name="P4"/>
      <text:p text:style-name="P4">Welche Fragen stellen sich in diesem Zusammenhang?</text:p>
      <text:p text:style-name="P4"><text:tab/>Welche Zeit muss ich für das ganze Projekt einplanen?</text:p>
      <text:p text:style-name="P4"><text:tab/>Start- und Endtermin?</text:p>
      <text:p text:style-name="P4"><text:tab/>Welche Anforderungen bzw. Festlegungen habe ich?</text:p>
      <text:p text:style-name="P4"/>
      <text:p text:style-name="P4">5.) Prüfung des Personalbedarfs und der IT-Unterstützung</text:p>
      <text:p text:style-name="P4">Für jedes Projekt stellt sich die Grundsatzfrage, ob und inwieweit die eigenen personellen Ressourcen hinsichtlich Anzahl und Qualifikation des Personals eine erfolgreiche Durchführung des Projektes gewährleisten können.</text:p>
      <text:p text:style-name="P4">Besonderes Augenmerk ist auf den Grad der IT – Unterstützung zu legen, wobei zu fragen ist, ob das betriebseigene Know-How für das Erreichen der angestrebten Lösung ausreicht.</text:p>
      <text:p text:style-name="P4"/>
      <text:p text:style-name="P4">Im Hinblick auf die spätere Bildung einer Projektgruppe können zunächst unter Abwägung der jeweiligen Vor- und Nachteile folgende Alternativen betrachtet werden.</text:p>
      <text:p text:style-name="P4">Die für die Durchführung des Projektes geeignete Alternative ist auszuwählen und im Projektantrag zu begründen.</text:p>
      <text:p text:style-name="P4"/>
      <text:p text:style-name="P4">1. Alternative → Komplette Abwicklung des Projektes über eine externe Projektgruppe</text:p>
      <text:p text:style-name="P4"><text:tab/><text:tab/><text:tab/>(Outsourcing)</text:p>
      <text:p text:style-name="P4">2. Alternative → Komplette Abwicklung des Projektes über eine interne Projektgruppe</text:p>
      <text:p text:style-name="P4">3. Alternative → Teilabwicklung bestimmter Projektaufgaben über eine externe Projektgruppe</text:p>
      <text:p text:style-name="P4">4. Alternative → Komplette Abwicklung des Projektes über eine interne Projektgruppe mit</text:p>
      <text:p text:style-name="P4"><text:s text:c="28"/>Beraterunterstützung</text:p>
      <text:p text:style-name="P4"/>
      <text:p text:style-name="P4">6. Siehe Arbeitsblatt</text:p>
      <text:p text:style-name="P4"/>
      <text:p text:style-name="P4">7.) Projektantrag</text:p>
      <text:p text:style-name="P4">→ Zusammenfassung der Vorstudie</text:p>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Das Projekt soll dem Zustand, das vor allem jüngere Gäste ausbleiben und somit die Nächtigungsziffern sinken, entgegenwirken. Um dies zu erreichen müsste ein Angebot geschaffen werde, dass vor allem Familien anzieht. Die Realisierung eines Erlebnisbades ist dahin gehend eine gute Idee, weil es das Interesse von noch nicht beteiligten Kundenschichten weckt. </text:p>
      <text:p text:style-name="P4"/>
      <text:p text:style-name="P4">Für dieses Projekt wird jedoch ein nicht unbeachtlicher teil an Kapital von Nöten sein. Was sich jedoch bei der derzeitigen finanziellen Lage des Hotels an Engpass erweisen kann. Daher muss vorher genau der Kostenfaktor überprüft werden.</text:p>
      <text:p text:style-name="P4"/>
      <text:p text:style-name="P4">Die Komplexität des Projektes besteht darin das Erlebnisbad günstig an das bestehende Hotel anzuschließen. Ohne das dabei der Aufenthalt der Kurgäste gestört wird. </text:p>
      <text:p text:style-name="P4"/>
      <text:p text:style-name="P4">Das Risiko besteht darin das ein erhebliches Aufwand an Kapital nötig ist. Riskant ist auch der Zusammenstoß von Kurgästen und Besuchern des Erlebnisbades.</text:p>
      <text:p text:style-name="P4"/>
      <text:p text:style-name="P4">Zielsetzung:</text:p>
      <text:p text:style-name="P4">Eine, per Internet kommunikationsfähige, Software erstellen die mit Hilfe einer Website dem Anwender hilft seine Englischkenntnisse zu verbessern. </text:p>
      <text:p text:style-name="P4"/>
      <text:p text:style-name="P4"/>
      <text:p text:style-name="P4">Einmaligkeit:</text:p>
      <text:list xml:id="list1480305426" text:style-name="L8">
        <text:list-item>
          <text:p text:style-name="P17">online Nachhilfe für englisch gibt es noch nicht</text:p>
        </text:list-item>
        <text:list-item>
          <text:p text:style-name="P17"/>
        </text:list-item>
      </text:list>
      <text:p text:style-name="P4">Ressourcen:</text:p>
      <text:list xml:id="list1853347549" text:style-name="L9">
        <text:list-item>
          <text:p text:style-name="P18">Personalknappheit</text:p>
        </text:list-item>
      </text:list>
      <text:list xml:id="list173161518" text:style-name="L10">
        <text:list-item>
          <text:p text:style-name="P19">Server, Internetanbindung</text:p>
        </text:list-item>
        <text:list-item>
          <text:p text:style-name="P19">Software</text:p>
        </text:list-item>
        <text:list-item>
          <text:p text:style-name="P19">Lizenzzertifikat </text:p>
        </text:list-item>
      </text:list>
      <text:p text:style-name="P4">Risiken:</text:p>
      <text:list xml:id="list756707061" text:style-name="L11">
        <text:list-item>
          <text:p text:style-name="P20">findet keine Abnahme</text:p>
        </text:list-item>
      </text:list>
      <text:p text:style-name="P4">Zeitfaktor:</text:p>
      <text:list xml:id="list2169204115" text:style-name="L12">
        <text:list-item>
          <text:p text:style-name="P21">konfigurieren des Servers</text:p>
        </text:list-item>
        <text:list-item>
          <text:p text:style-name="P21">programmieren der Software </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Projektmanagment</text:p>
      <text:p text:style-name="P7"/>
      <text:p text:style-name="P8">Projektauftrag:</text:p>
      <text:p text:style-name="P7"><text:tab/>→ Projektbezeichnung</text:p>
      <text:p text:style-name="P7"><text:tab/>→ Kurzbeschreibung des Projektes</text:p>
      <text:p text:style-name="P7"><text:tab/>→ Projektziele</text:p>
      <text:p text:style-name="P7"><text:tab/>→ Risiken / kritische Erfolgsfaktoren</text:p>
      <text:p text:style-name="P7"><text:tab/>→ Nutzen</text:p>
      <text:p text:style-name="P7"><text:tab/>→ Projektbudget</text:p>
      <text:p text:style-name="P7"><text:tab/>→ Projektstart</text:p>
      <text:p text:style-name="P7"><text:tab/>→ Projektende</text:p>
      <text:p text:style-name="P7"><text:tab/>→ Projektauftraggeber</text:p>
      <text:p text:style-name="P7"><text:tab/>→ Projektleiter</text:p>
      <text:p text:style-name="P7"/>
      <text:p text:style-name="P8">Spielregeln im Team:</text:p>
      <text:p text:style-name="P7"><text:tab/>→ Jeder ist ein vollwertiges Mitglied <text:s/></text:p>
      <text:p text:style-name="P7"><text:tab/>→ Diskussionen sind hierarchiefrei zu führen</text:p>
      <text:p text:style-name="P7"><text:tab/>→ Meinungen müssen offen und konkret vertreten werden</text:p>
      <text:p text:style-name="P7"><text:tab/>→ Kritik muss konstruktiv sein</text:p>
      <text:p text:style-name="P7"><text:tab/>→ ein Team präsentiert sich geschlossen</text:p>
      <text:p text:style-name="P7"><text:tab/>→ es werden nur abgestimmte Ergebnisse nach außen getragen</text:p>
      <text:p text:style-name="P7"/>
      <text:p text:style-name="P8">Das Projektteam:</text:p>
      <text:p text:style-name="P7"><text:tab/>→ internes und externes Projektumfeld</text:p>
      <text:list xml:id="list1246113220" text:style-name="L13">
        <text:list-item>
          <text:p text:style-name="P23">intern:</text:p>
          <text:p text:style-name="P23">ist der organisatorische Rahmen, wie z.B. ein Verein, eine Schule oder</text:p>
          <text:p text:style-name="P23">ein Unternehmen, in dem das Projekt durchgeführt wird</text:p>
        </text:list-item>
        <text:list-item>
          <text:p text:style-name="P23">extern:</text:p>
          <text:p text:style-name="P23">Einflüsse aus diesen Bereich betreffen das Projekt oder die Projektgruppe als Ganzes</text:p>
          <text:p text:style-name="P23">z.B.: externe Partner, Lieferanten, Kunden und Berater </text:p>
        </text:list-item>
      </text:list>
      <text:p text:style-name="P7"/>
      <text:p text:style-name="P8">Bei der Bildung einer Projektgruppe müssen berücksichtigt werden:</text:p>
      <text:p text:style-name="P7">→ die unterschiedliche Fachkompetenzen der Projektmitglieder</text:p>
      <text:p text:style-name="P7">→ die Position der Projektmitglieder im Projektumfeld</text:p>
      <text:p text:style-name="P7">→ die Zeit- bzw. Arbeitskapazitäten, die jedes Projektmitglied in das Projekt einbringen kann</text:p>
      <text:p text:style-name="P7">→ die Persönlichkeit der einzelnen Teammitglieder</text:p>
      <text:p text:style-name="P7">→ bereits außerhalb des Projektes bestehende Konflikte zwischen einzelnen Projektmitgliedern</text:p>
      <text:p text:style-name="P7">→ die „Freiwilligkeit“ mit der eine Person in ein Projekt eintritt</text:p>
      <text:p text:style-name="P7"/>
      <text:p text:style-name="P8">Der Schritt in ein Projekt bedeutet für die Projektmitglieder</text:p>
      <text:p text:style-name="P7">→ höheres Engagement für die Entscheidungsfindung</text:p>
      <text:p text:style-name="P7">→ größere Bereitschaft zur Konfliktbewältigung </text:p>
      <text:p text:style-name="P7">→ die Möglichkeit der aktiven Mitgestaltung von Projektverlauf und Projektarbeit</text:p>
      <text:p text:style-name="P7">→ die Möglichkeit zur Einbringung eigener Stärken und Fähigkeiten</text:p>
      <text:p text:style-name="P7"/>
      <text:p text:style-name="P7"/>
      <text:p text:style-name="P7"/>
      <text:p text:style-name="P7"/>
      <text:p text:style-name="P7"/>
      <text:p text:style-name="P7"/>
      <text:p text:style-name="P7"/>
      <text:p text:style-name="P8"><text:soft-page-break/>Einflussfaktoren für die Arbeit im Projektteam</text:p>
      <table:table table:name="Tabelle4" table:style-name="Tabelle4">
        <table:table-column table:style-name="Tabelle4.A"/>
        <table:table-column table:style-name="Tabelle4.B"/>
        <table:table-row>
          <table:table-cell table:style-name="Tabelle4.A1" office:value-type="string">
            <text:p text:style-name="P11">+</text:p>
          </table:table-cell>
          <table:table-cell table:style-name="Tabelle4.B1" office:value-type="string">
            <text:p text:style-name="P11">-</text:p>
          </table:table-cell>
        </table:table-row>
        <table:table-row>
          <table:table-cell table:style-name="Tabelle4.A2" office:value-type="string">
            <text:p text:style-name="P10">→ Identifikation der Gruppenmitglieder mit den </text:p>
            <text:p text:style-name="P10"><text:s text:c="5"/>Projektzielen</text:p>
            <text:p text:style-name="P10">→ Fähigkeit zur Zusammenarbeit</text:p>
            <text:p text:style-name="P10">→ Fachwissen der Projektmitglieder</text:p>
            <text:p text:style-name="P10">→ Fähigkeit zur Kommunikation mit dem <text:s/></text:p>
            <text:p text:style-name="P10"><text:s text:c="5"/>Auftraggeber</text:p>
          </table:table-cell>
          <table:table-cell table:style-name="Tabelle4.B2" office:value-type="string">
            <text:p text:style-name="P10">→ Neid und Konkurrenzverhalten innerhalb der <text:s/></text:p>
            <text:p text:style-name="P10"><text:s text:c="5"/>Projektgruppe</text:p>
            <text:p text:style-name="P10">→ in Frage stellen des Projektleiters</text:p>
            <text:p text:style-name="P10">→ Projektmitglieder vertreten insgeheim andere </text:p>
            <text:p text:style-name="P10"><text:s text:c="5"/>Interessen</text:p>
            <text:p text:style-name="P10">→ einzelne Projektmitglieder haben keinen </text:p>
            <text:p text:style-name="P10"><text:s text:c="5"/>klaren Auftrag bzw. keine klare </text:p>
            <text:p text:style-name="P10"><text:s text:c="5"/>Aufgabenstellung</text:p>
          </table:table-cell>
        </table:table-row>
      </table:table>
      <text:p text:style-name="P7"/>
      <text:p text:style-name="P8">Projektleiter:</text:p>
      <text:p text:style-name="P7">Der Projektleiter ist für die Erreichung der vorgegebenen Projektziele verantwortlich. Er muss das Projekt so leiten, dass die vorgegebene Leistung erreicht wird und die geplanten Termine und Kosten eingehalten werden.</text:p>
      <text:p text:style-name="P7">Der Projektleiter benötigt folgende Kompetenzen</text:p>
      <text:list xml:id="list858701200" text:style-name="L14">
        <text:list-item>
          <text:list>
            <text:list-item>
              <text:list>
                <text:list-item>
                  <text:p text:style-name="P24">Führungskompetenz = zielgerichtetes Leiten des Teams</text:p>
                </text:list-item>
                <text:list-item>
                  <text:p text:style-name="P24">Methodenwissen = Beherrschen der Methoden des Projektmanagement</text:p>
                </text:list-item>
                <text:list-item>
                  <text:p text:style-name="P24">soziale Fähigkeiten = persönliche Autorität</text:p>
                </text:list-item>
                <text:list-item>
                  <text:p text:style-name="P24">Fachwissen = fachliche Kenntnisse zum Projektinhalt</text:p>
                </text:list-item>
              </text:list>
            </text:list-item>
          </text:list>
        </text:list-item>
      </text:list>
      <text:p text:style-name="P7"/>
      <text:p text:style-name="P7">Aufgaben:</text:p>
      <text:list xml:id="list1039392549" text:style-name="L15">
        <text:list-item>
          <text:p text:style-name="P25">die Projektziele <text:s/>formulieren</text:p>
        </text:list-item>
        <text:list-item>
          <text:p text:style-name="P25">die Genehmigung des Auftraggebers einholen</text:p>
        </text:list-item>
        <text:list-item>
          <text:p text:style-name="P25">die Projektplanung erstellen und aktualisieren</text:p>
        </text:list-item>
        <text:list-item>
          <text:p text:style-name="P25">die Projektdurchführung kontrollieren und steuern</text:p>
        </text:list-item>
        <text:list-item>
          <text:p text:style-name="P25">für Informationsaustausch sorgen</text:p>
        </text:list-item>
        <text:list-item>
          <text:p text:style-name="P25">Kommunikationsmöglichkeiten bereitstellen</text:p>
        </text:list-item>
        <text:list-item>
          <text:p text:style-name="P25">die Projektgruppe führen</text:p>
        </text:list-item>
        <text:list-item>
          <text:p text:style-name="P25">Projektentscheidungen vorbereiten und treffen</text:p>
        </text:list-item>
      </text:list>
      <text:p text:style-name="P7"/>
      <text:p text:style-name="P7">Rollen:</text:p>
      <text:list xml:id="list368013170" text:style-name="L16">
        <text:list-item>
          <text:p text:style-name="P26">Diplomat</text:p>
        </text:list-item>
        <text:list-item>
          <text:p text:style-name="P26">Stratege</text:p>
        </text:list-item>
        <text:list-item>
          <text:p text:style-name="P26">Konfliktmanager</text:p>
        </text:list-item>
        <text:list-item>
          <text:p text:style-name="P26">Seelsorger</text:p>
        </text:list-item>
        <text:list-item>
          <text:p text:style-name="P26">Berater </text:p>
        </text:list-item>
        <text:list-item>
          <text:p text:style-name="P26">Manager</text:p>
        </text:list-item>
        <text:list-item>
          <text:p text:style-name="P26">Moderator</text:p>
        </text:list-item>
        <text:list-item>
          <text:p text:style-name="P26">Fachmann</text:p>
        </text:list-item>
        <text:list-item>
          <text:p text:style-name="P26">Diagnostiker</text:p>
        </text:list-item>
      </text:list>
      <text:p text:style-name="P7"/>
      <text:p text:style-name="P7">Entscheidungstabelle</text:p>
      <text:p text:style-name="P7"/>
      <text:p text:style-name="P7"/>
      <text:p text:style-name="P7"/>
      <text:p text:style-name="P7"/>
      <text:p text:style-name="P7"/>
      <text:p text:style-name="P7"/>
      <text:p text:style-name="P7"/>
      <text:p text:style-name="P6"><text:soft-page-break/>Phasenmodelle</text:p>
      <text:p text:style-name="P6"/>
      <text:p text:style-name="P7">Unter einem Phasenmodell versteht man die zeitliche Gliederung des Projektverlaufes in bestimmte Teilabschnit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8"><text:soft-page-break/>Basismethoden</text:p>
      <text:p text:style-name="P27"/>
      <text:p text:style-name="P27"/>
      <table:table table:name="Tabelle5" table:style-name="Tabelle5">
        <table:table-column table:style-name="Tabelle5.A" table:number-columns-repeated="3"/>
        <table:table-row>
          <table:table-cell table:style-name="Tabelle5.A1" office:value-type="string">
            <text:p text:style-name="P10">Methoden zur Projektplanung</text:p>
          </table:table-cell>
          <table:table-cell table:style-name="Tabelle5.A1" office:value-type="string">
            <text:p text:style-name="P10">Entwurfsmethoden</text:p>
          </table:table-cell>
          <table:table-cell table:style-name="Tabelle5.C1" office:value-type="string">
            <text:p text:style-name="P10">Prüfmethoden</text:p>
          </table:table-cell>
        </table:table-row>
        <table:table-row>
          <table:table-cell table:style-name="Tabelle5.A2" office:value-type="string">
            <text:p text:style-name="P10">Ernöglichen eine Übersicht über sachliche, zeitliche und personelle Zusammenhänge eines Projekts.</text:p>
          </table:table-cell>
          <table:table-cell table:style-name="Tabelle5.A2" office:value-type="string">
            <text:p text:style-name="P10">Ermöglichen eine genaue Analyse und eine exakte Planung während der Entwurfsphase eines Anwendungssystems (SW).</text:p>
          </table:table-cell>
          <table:table-cell table:style-name="Tabelle5.C2" office:value-type="string">
            <text:p text:style-name="P10">Dienen der laufenden Überprüfung von Arbeitsergebnissen.</text:p>
          </table:table-cell>
        </table:table-row>
        <table:table-row>
          <table:table-cell table:style-name="Tabelle5.A2" office:value-type="string">
            <text:p text:style-name="P10">→ Netzplantechnik</text:p>
          </table:table-cell>
          <table:table-cell table:style-name="Tabelle5.A2" office:value-type="string">
            <text:p text:style-name="P10">→Bausteintechnik</text:p>
            <text:p text:style-name="P10">→Entscheidungstabellen</text:p>
            <text:p text:style-name="P10">→Datenflußplan</text:p>
            <text:p text:style-name="P10">→Programmablaufplan</text:p>
            <text:p text:style-name="P10">→Petrienetztechnik</text:p>
            <text:p text:style-name="P10">→Baumdiagrammtechnik</text:p>
          </table:table-cell>
          <table:table-cell table:style-name="Tabelle5.C2" office:value-type="string">
            <text:p text:style-name="P10">→ Walk-Through-Methode</text:p>
            <text:p text:style-name="P10">→ Inspektionstechnik</text:p>
            <text:p text:style-name="P10">→ Audit</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_20_2" draw:display-name="Arrowhead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Freitag</meta:initial-creator>
    <meta:creation-date>2011-11-25T09:58:11</meta:creation-date>
    <meta:generator>LibreOffice/3.4$Linux LibreOffice_project/340m1$Build-402</meta:generator>
    <dc:date>2012-09-20T09:13:20</dc:date>
    <dc:creator>Markus Freitag</dc:creator>
    <meta:editing-duration>PT10H59M24S</meta:editing-duration>
    <meta:editing-cycles>22</meta:editing-cycles>
    <meta:document-statistic meta:table-count="5" meta:image-count="0" meta:object-count="0" meta:page-count="9" meta:paragraph-count="288" meta:word-count="1406" meta:character-count="11209" meta:non-whitespace-character-count="9764"/>
  </office:meta>
</office:document-meta>
</file>